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left" draw:textarea-vertical-align="top" draw:auto-grow-height="false" fo:min-height="2.938cm" fo:min-width="4cm"/>
    </style:style>
    <style:style style:name="gr2" style:family="graphic" style:parent-style-name="standard">
      <style:graphic-properties draw:fill-color="#eeeeee" draw:textarea-horizontal-align="left" draw:textarea-vertical-align="top" draw:auto-grow-height="false" fo:min-height="1.875cm" fo:min-width="4cm"/>
    </style:style>
    <style:style style:name="gr3" style:family="graphic" style:parent-style-name="standard">
      <style:graphic-properties draw:fill-color="#eeeeee" draw:textarea-horizontal-align="left" draw:textarea-vertical-align="top" draw:auto-grow-height="false" fo:min-height="2.358cm" fo:min-width="4cm"/>
    </style:style>
    <style:style style:name="gr4" style:family="graphic" style:parent-style-name="objectwithoutfill">
      <style:graphic-properties svg:stroke-width="0.028cm" svg:stroke-color="#0084d1" draw:marker-start="Arrow" draw:marker-start-width="0.2cm" draw:marker-end="Arrow" draw:marker-end-width="0.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eeeeee" draw:textarea-horizontal-align="left" draw:textarea-vertical-align="top" draw:auto-grow-height="false" fo:min-height="10.182cm" fo:min-width="15.912cm"/>
    </style:style>
    <style:style style:name="gr6" style:family="graphic" style:parent-style-name="standard">
      <style:graphic-properties draw:fill-color="#eeeeee" draw:textarea-horizontal-align="left" draw:textarea-vertical-align="top" draw:auto-grow-height="false" fo:min-height="1.585cm" fo:min-width="4cm"/>
    </style:style>
    <style:style style:name="gr7" style:family="graphic" style:parent-style-name="objectwithoutfill">
      <style:graphic-properties svg:stroke-width="0.028cm" svg:stroke-color="#aecf00" draw:marker-start="" draw:marker-start-width="0.2cm" draw:marker-end="Arrow" draw:marker-end-width="0.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objectwithoutfill">
      <style:graphic-properties svg:stroke-width="0.053cm" svg:stroke-color="#ff950e" draw:marker-start="Arrow" draw:marker-start-width="0.237cm" draw:marker-end="" draw:marker-end-width="0.237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draw:fill-color="#eeeeee" draw:textarea-horizontal-align="left" draw:textarea-vertical-align="top" draw:auto-grow-height="false" fo:min-height="0.909cm" fo:min-width="0.912cm"/>
    </style:style>
    <style:style style:name="gr11" style:family="graphic" style:parent-style-name="standard">
      <style:graphic-properties draw:stroke="none" draw:fill="none" draw:fill-color="#eeeeee" draw:textarea-horizontal-align="left" draw:textarea-vertical-align="top" draw:auto-grow-height="false" fo:min-height="0.426cm" fo:min-width="1.882cm"/>
    </style:style>
    <style:style style:name="gr12" style:family="graphic" style:parent-style-name="standard">
      <style:graphic-properties draw:stroke="none" draw:fill="none" draw:fill-color="#eeeeee" draw:textarea-horizontal-align="left" draw:textarea-vertical-align="top" draw:auto-grow-height="false" fo:min-height="0.619cm" fo:min-width="0.912cm"/>
    </style:style>
    <style:style style:name="gr13" style:family="graphic" style:parent-style-name="standard">
      <style:graphic-properties svg:stroke-color="#729fcf" draw:fill-color="#dddddd" draw:textarea-horizontal-align="left" draw:textarea-vertical-align="top" draw:auto-grow-height="false" fo:min-height="2.455cm" fo:min-width="3.294cm"/>
    </style:style>
    <style:style style:name="gr14" style:family="graphic" style:parent-style-name="standard">
      <style:graphic-properties svg:stroke-color="#729fcf" draw:fill-color="#dddddd" draw:textarea-horizontal-align="left" draw:textarea-vertical-align="top" draw:auto-grow-height="false" fo:min-height="2.455cm" fo:min-width="3.295cm"/>
    </style:style>
    <style:style style:name="gr15" style:family="graphic" style:parent-style-name="standard">
      <style:graphic-properties svg:stroke-color="#729fcf" draw:fill-color="#ff950e" draw:opacity="17%" draw:textarea-horizontal-align="left" draw:textarea-vertical-align="top" draw:auto-grow-height="false" fo:min-height="2.455cm" fo:min-width="3.295cm"/>
    </style:style>
    <style:style style:name="gr16" style:family="graphic" style:parent-style-name="standard">
      <style:graphic-properties svg:stroke-color="#66ff00" draw:fill-color="#dddddd" draw:textarea-horizontal-align="left" draw:textarea-vertical-align="top" draw:auto-grow-height="false" fo:min-height="2.455cm" fo:min-width="3.294cm"/>
    </style:style>
    <style:style style:name="gr17" style:family="graphic" style:parent-style-name="objectwithoutfill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draw:fill-color="#eeeeee" draw:textarea-horizontal-align="left" draw:textarea-vertical-align="top" draw:auto-grow-height="false" fo:min-height="0.426cm" fo:min-width="1.176cm"/>
    </style:style>
    <style:style style:name="gr19" style:family="graphic" style:parent-style-name="objectwithoutfill">
      <style:graphic-properties svg:stroke-width="0.1cm" svg:stroke-color="#ccff66" draw:marker-start-width="0.447cm" draw:marker-end="" draw:marker-end-width="0.3cm" draw:fill="none" draw:textarea-vertical-align="middle" fo:padding-top="0.174cm" fo:padding-bottom="0.174cm" fo:padding-left="0.299cm" fo:padding-right="0.299cm"/>
    </style:style>
    <style:style style:name="gr20" style:family="graphic" style:parent-style-name="standard">
      <style:graphic-properties draw:fill-color="#ffff00" draw:textarea-horizontal-align="justify" draw:textarea-vertical-align="top" draw:auto-grow-height="false" fo:min-height="5.75cm" fo:min-width="3.3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0.75cm" fo:min-width="2.3cm"/>
    </style:style>
    <style:style style:name="gr22" style:family="graphic" style:parent-style-name="standard">
      <style:graphic-properties draw:stroke="solid" svg:stroke-width="0.053cm" svg:stroke-color="#990000" draw:marker-start-width="0.279cm" draw:marker-end-width="0.279cm" draw:fill-color="#99ffff" draw:textarea-horizontal-align="justify" draw:textarea-vertical-align="middle" draw:auto-grow-height="false" fo:min-height="0.698cm" fo:min-width="2.2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Fine_20_Dashed" draw:fill-color="#99ffff" draw:textarea-horizontal-align="justify" draw:textarea-vertical-align="middle" draw:auto-grow-height="false" fo:min-height="0.75cm" fo:min-width="2.3cm"/>
    </style:style>
    <style:style style:name="gr24" style:family="graphic" style:parent-style-name="standard">
      <style:graphic-properties draw:fill-color="#ff9900" draw:textarea-horizontal-align="justify" draw:textarea-vertical-align="top" draw:auto-grow-height="false" fo:min-height="5.75cm" fo:min-width="3.3cm"/>
    </style:style>
    <style:style style:name="gr25" style:family="graphic" style:parent-style-name="standard">
      <style:graphic-properties draw:fill-color="#66ff99" draw:textarea-horizontal-align="justify" draw:textarea-vertical-align="middle" draw:auto-grow-height="false" fo:min-height="0.75cm" fo:min-width="2.5cm"/>
    </style:style>
    <style:style style:name="gr26" style:family="graphic" style:parent-style-name="standard">
      <style:graphic-properties svg:stroke-width="0.053cm" svg:stroke-color="#990000" draw:marker-start-width="0.279cm" draw:marker-end-width="0.279cm" draw:fill-color="#66ff99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27" style:family="graphic" style:parent-style-name="standard">
      <style:graphic-properties draw:fill-color="#33ff99" draw:textarea-horizontal-align="justify" draw:textarea-vertical-align="middle" draw:auto-grow-height="false" fo:min-height="0.75cm" fo:min-width="3.3cm"/>
    </style:style>
    <style:style style:name="gr28" style:family="graphic" style:parent-style-name="objectwithoutfill">
      <style:graphic-properties svg:stroke-width="0.018cm" draw:marker-start-width="0.227cm" draw:marker-end="Arrow" draw:marker-end-width="0.2cm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fill-color="#ff6666" draw:textarea-horizontal-align="justify" draw:textarea-vertical-align="middle" draw:auto-grow-height="false" fo:min-height="0.75cm" fo:min-width="3.3cm"/>
    </style:style>
    <style:style style:name="gr30" style:family="graphic" style:parent-style-name="standard">
      <style:graphic-properties draw:fill-color="#ff33ff" draw:textarea-horizontal-align="justify" draw:textarea-vertical-align="middle" draw:auto-grow-height="false" fo:min-height="0.75cm" fo:min-width="3.3cm"/>
    </style:style>
    <style:style style:name="gr31" style:family="graphic" style:parent-style-name="standard">
      <style:graphic-properties draw:fill-color="#ff3333" draw:textarea-horizontal-align="justify" draw:textarea-vertical-align="middle" draw:auto-grow-height="false" fo:min-height="0.75cm" fo:min-width="3.3cm"/>
    </style:style>
    <style:style style:name="gr32" style:family="graphic" style:parent-style-name="objectwithoutfill">
      <style:graphic-properties svg:stroke-width="0.018cm" svg:stroke-color="#ff3333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33" style:family="graphic" style:parent-style-name="standard">
      <style:graphic-properties draw:fill-color="#ff33ff" draw:textarea-horizontal-align="justify" draw:textarea-vertical-align="middle" draw:auto-grow-height="false" fo:min-height="0.75cm" fo:min-width="1.5cm"/>
    </style:style>
    <style:style style:name="gr34" style:family="graphic" style:parent-style-name="objectwithoutfill">
      <style:graphic-properties svg:stroke-width="0.018cm" svg:stroke-color="#00ccff" draw:marker-start="Arrow" draw:marker-start-width="0.227cm" draw:marker-end="Arrow" draw:marker-end-width="0.2cm" draw:fill="none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ccff" draw:marker-start-width="0.227cm" draw:marker-end="Arrow" draw:marker-end-width="0.2cm" draw:fill="none" draw:textarea-vertical-align="middle" fo:padding-top="0.134cm" fo:padding-bottom="0.134cm" fo:padding-left="0.259cm" fo:padding-right="0.259cm"/>
    </style:style>
    <style:style style:name="gr36" style:family="graphic" style:parent-style-name="standard">
      <style:graphic-properties draw:fill-color="#ccff66" draw:textarea-horizontal-align="justify" draw:textarea-vertical-align="top" draw:auto-grow-height="false" fo:min-height="6.65cm" fo:min-width="4.9cm"/>
    </style:style>
    <style:style style:name="gr37" style:family="graphic" style:parent-style-name="objectwithoutfill">
      <style:graphic-properties svg:stroke-width="0.1cm" svg:stroke-color="#ccff66" draw:marker-start-width="0.447cm" draw:marker-end="Arrow" draw:marker-end-width="0.3cm" draw:fill="none" draw:textarea-vertical-align="middle" fo:padding-top="0.174cm" fo:padding-bottom="0.174cm" fo:padding-left="0.299cm" fo:padding-right="0.299cm"/>
    </style:style>
    <style:style style:name="gr38" style:family="graphic" style:parent-style-name="standard">
      <style:graphic-properties draw:fill-color="#ff6666" draw:textarea-horizontal-align="center" draw:textarea-vertical-align="top" draw:auto-grow-height="false" fo:min-height="2.15cm" fo:min-width="1.3cm"/>
    </style:style>
    <style:style style:name="gr39" style:family="graphic" style:parent-style-name="standard">
      <style:graphic-properties draw:fill-color="#ff3333" draw:textarea-horizontal-align="center" draw:textarea-vertical-align="top" draw:auto-grow-height="false" fo:min-height="2.15cm" fo:min-width="1.3cm"/>
    </style:style>
    <style:style style:name="gr40" style:family="graphic" style:parent-style-name="standard">
      <style:graphic-properties draw:fill-color="#ffff00" draw:textarea-horizontal-align="center" draw:textarea-vertical-align="top" draw:auto-grow-height="false" fo:min-height="2.15cm" fo:min-width="1.7cm"/>
    </style:style>
    <style:style style:name="P1" style:family="paragraph">
      <style:paragraph-properties style:text-autospace="none"/>
    </style:style>
    <style:style style:name="P2" style:family="paragraph">
      <loext:graphic-properties draw:fill-color="#eeeeee"/>
      <style:paragraph-properties fo:text-align="center" style:text-autospace="none"/>
      <style:text-properties fo:color="#2b91a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eeeeee"/>
      <style:paragraph-properties fo:text-align="center" style:text-autospace="none"/>
      <style:text-properties fo:color="#aecf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6" style:family="paragraph">
      <loext:graphic-properties draw:fill="none" draw:fill-color="#eeeeee"/>
      <style:paragraph-properties fo:text-align="center" style:text-autospace="none"/>
      <style:text-properties fo:color="#ff950e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7" style:family="paragraph">
      <loext:graphic-properties draw:fill="none" draw:fill-color="#eeeeee"/>
      <style:paragraph-properties fo:text-align="center" style:text-autospace="none"/>
      <style:text-properties fo:color="#0084d1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8" style:family="paragraph">
      <loext:graphic-properties draw:fill-color="#dddddd"/>
      <style:paragraph-properties fo:text-align="center" style:text-autospace="none"/>
      <style:text-properties fo:color="#2b91a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9" style:family="paragraph">
      <loext:graphic-properties draw:fill-color="#ff950e" draw:opacity="17%"/>
      <style:paragraph-properties fo:text-align="center" style:text-autospace="none"/>
      <style:text-properties fo:color="#2b91a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0" style:family="paragraph">
      <loext:graphic-properties draw:fill="none" draw:fill-color="#eeeeee"/>
      <style:paragraph-properties fo:text-align="center" style:text-autospace="none"/>
      <style:text-properties fo:color="#2b91a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99ffff"/>
      <style:paragraph-properties fo:text-align="center"/>
      <style:text-properties style:font-name="Calibri" fo:font-size="10pt" style:font-size-asian="10pt" style:font-size-complex="10pt"/>
    </style:style>
    <style:style style:name="P14" style:family="paragraph">
      <loext:graphic-properties draw:fill-color="#99ffff"/>
      <style:paragraph-properties fo:text-align="center"/>
      <style:text-properties fo:color="#b2b2b2" style:font-name="Calibri" fo:font-size="10pt" style:font-size-asian="10pt" style:font-size-complex="10pt"/>
    </style:style>
    <style:style style:name="P15" style:family="paragraph">
      <loext:graphic-properties draw:fill-color="#ff9900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66ff99"/>
      <style:paragraph-properties fo:text-align="center"/>
      <style:text-properties style:font-name="Calibri" fo:font-size="10pt" style:font-size-asian="10pt" style:font-size-complex="10pt"/>
    </style:style>
    <style:style style:name="P17" style:family="paragraph">
      <loext:graphic-properties draw:fill-color="#33ff99"/>
      <style:paragraph-properties fo:text-align="center"/>
      <style:text-properties style:font-name="Calibri" fo:font-size="10pt" style:font-size-asian="10pt" style:font-size-complex="10pt"/>
    </style:style>
    <style:style style:name="P18" style:family="paragraph">
      <loext:graphic-properties draw:fill-color="#ff6666"/>
      <style:paragraph-properties fo:text-align="center"/>
      <style:text-properties style:font-name="Calibri" fo:font-size="10pt" style:font-size-asian="10pt" style:font-size-complex="10pt"/>
    </style:style>
    <style:style style:name="P19" style:family="paragraph">
      <loext:graphic-properties draw:fill-color="#ff33ff"/>
      <style:paragraph-properties fo:text-align="center"/>
      <style:text-properties style:font-name="Calibri" fo:font-size="10pt" style:font-size-asian="10pt" style:font-size-complex="10pt"/>
    </style:style>
    <style:style style:name="P20" style:family="paragraph">
      <loext:graphic-properties draw:fill-color="#ff3333"/>
      <style:paragraph-properties fo:text-align="center"/>
      <style:text-properties style:font-name="Calibri" fo:font-size="10pt" style:font-size-asian="10pt" style:font-size-complex="10pt"/>
    </style:style>
    <style:style style:name="P21" style:family="paragraph">
      <loext:graphic-properties draw:fill-color="#ccff66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-color="#ff6666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ff3333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b91af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b91af" style:text-outline="false" style:text-line-through-style="none" style:text-line-through-type="none" style:font-name="Calibri" fo:font-size="9pt" fo:font-style="normal" fo:text-shadow="none" style:text-underline-style="none" fo:font-weight="bold" style:letter-kerning="true" style:font-name-asian="Consolas1" style:font-size-asian="9pt" style:font-style-asian="normal" style:font-weight-asian="bold" style:font-name-complex="Consolas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ecf00" style:text-outline="false" style:text-line-through-style="none" style:text-line-through-type="none" style:font-name="Calibri" fo:font-size="8pt" fo:font-style="normal" fo:text-shadow="none" style:text-underline-style="none" fo:font-weight="bold" style:letter-kerning="true" style:font-name-asian="Consolas1" style:font-size-asian="8pt" style:font-style-asian="normal" style:font-weight-asian="bold" style:font-name-complex="Consolas1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ecf00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950e" style:text-outline="false" style:text-line-through-style="none" style:text-line-through-type="none" style:font-name="Calibri" fo:font-size="8pt" fo:font-style="normal" fo:text-shadow="none" style:text-underline-style="none" fo:font-weight="bold" style:letter-kerning="true" style:font-name-asian="Consolas1" style:font-size-asian="8pt" style:font-style-asian="normal" style:font-weight-asian="bold" style:font-name-complex="Consolas1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950e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4d1" style:text-outline="false" style:text-line-through-style="none" style:text-line-through-type="none" style:font-name="Calibri" fo:font-size="8pt" fo:font-style="normal" fo:text-shadow="none" style:text-underline-style="none" fo:font-weight="bold" style:letter-kerning="true" style:font-name-asian="Consolas1" style:font-size-asian="8pt" style:font-style-asian="normal" style:font-weight-asian="bold" style:font-name-complex="Consolas1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fo:color="#b2b2b2" style:font-name="Calibri" fo:font-size="10pt" style:font-size-asian="10pt" style:font-size-complex="10pt"/>
    </style:style>
    <style:style style:name="T13" style:family="text">
      <style:text-properties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3.188cm" svg:x="1.288cm" svg:y="2.1cm">
          <text:p text:style-name="P1"><text:span text:style-name="T1">AVPTesterFrame</text:span></text:p>
          <text:p text:style-name="P1"><text:span text:style-name="T2"/></text:p>
          <text:p text:style-name="P1"><text:span text:style-name="T3">Main UI class: displays test </text:span></text:p>
          <text:p text:style-name="P1"><text:span text:style-name="T3">Procedures, results and </text:span></text:p>
          <text:p text:style-name="P1"><text:span text:style-name="T3">commands for Test start/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.188cm" svg:x="13.2cm" svg:y="2.1cm">
          <text:p text:style-name="P1"><text:span text:style-name="T1">AudioDevicesDialog</text:span></text:p>
          <text:p text:style-name="P1"><text:span text:style-name="T1"/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2.125cm" svg:x="13.2cm" svg:y="3.163cm">
          <text:p text:style-name="P1"><text:span text:style-name="T1">AudioDevicesPanel</text:span></text:p>
          <text:p text:style-name="P1"><text:span text:style-name="T2"/></text:p>
          <text:p text:style-name="P1"><text:span text:style-name="T3">UI for devices configuration and</text:span></text:p>
          <text:p text:style-name="P1"><text:span text:style-name="T3">Calibration procedu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2.608cm" svg:x="7.2cm" svg:y="4.708cm">
          <text:p text:style-name="P1"><text:span text:style-name="T1">WxFileConfig <text:s/>(prefs.cpp)</text:span></text:p>
          <text:p text:style-name="P1"><text:span text:style-name="T2"/></text:p>
          <text:p text:style-name="P1"><text:span text:style-name="T3">Settings file for:</text:span></text:p>
          <text:p text:style-name="P1"><text:span text:style-name="T3">- devices configs (ID, sample rate)</text:span></text:p>
          <text:p text:style-name="P1"><text:span text:style-name="T3">- calibration parameters</text:span></text:p>
          <text:p text:style-name="P1"><text:span text:style-name="T3">- application path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7cm" svg:y1="3.742cm" svg:x2="13.2cm" svg:y2="3.742cm">
          <text:p/>
        </draw:line>
        <draw:custom-shape draw:style-name="gr5" draw:text-style-name="P2" draw:layer="layout" svg:width="16.412cm" svg:height="10.432cm" svg:x="1.288cm" svg:y="8.668cm">
          <text:p text:style-name="P1"><text:span text:style-name="T1">AudioIO</text:span></text:p>
          <text:p text:style-name="P1"><text:span text:style-name="T3"/></text:p>
          <text:p text:style-name="P1"><text:span text:style-name="T3">Main worker class: </text:span></text:p>
          <text:p text:style-name="P1"><text:span text:style-name="T3">- instantiates threads for both calibration and test procedures. </text:span></text:p>
          <text:p text:style-name="P1"><text:span text:style-name="T3">- manages portAudio streams</text:span></text:p>
          <text:p text:style-name="P1"><text:span text:style-name="T3">- originates inter-thread signalling via AudioThreadEvent events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1.835cm" svg:x="7.2cm" svg:y="2.1cm">
          <text:p text:style-name="P1"><text:span text:style-name="T1">ADevicesManager</text:span></text:p>
          <text:p text:style-name="P1"><text:span text:style-name="T3"/></text:p>
          <text:p text:style-name="P1"><text:span text:style-name="T3">Used for audio devices </text:span></text:p>
          <text:p text:style-name="P1"><text:span text:style-name="T3">enumera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7cm" svg:y1="4.998cm" svg:x2="13.2cm" svg:y2="4.998cm">
          <text:p/>
        </draw:line>
        <draw:line draw:style-name="gr4" draw:text-style-name="P3" draw:layer="layout" svg:x1="9.34cm" svg:y1="3.886cm" svg:x2="9.34cm" svg:y2="4.708cm">
          <text:p/>
        </draw:line>
        <draw:line draw:style-name="gr4" draw:text-style-name="P3" draw:layer="layout" svg:x1="9.34cm" svg:y1="7.267cm" svg:x2="9.34cm" svg:y2="8.715cm">
          <text:p/>
        </draw:line>
        <draw:line draw:style-name="gr7" draw:text-style-name="P3" draw:layer="layout" svg:x1="2.621cm" svg:y1="5.287cm" svg:x2="2.621cm" svg:y2="8.714cm">
          <text:p/>
        </draw:line>
        <draw:frame draw:style-name="gr8" draw:text-style-name="P4" draw:layer="layout" svg:width="0.502cm" svg:height="1.187cm" svg:x="9.141cm" svg:y="6.35cm">
          <draw:text-box>
            <text:p/>
          </draw:text-box>
        </draw:frame>
        <draw:line draw:style-name="gr9" draw:text-style-name="P3" draw:layer="layout" svg:x1="4.122cm" svg:y1="5.287cm" svg:x2="4.122cm" svg:y2="8.714cm">
          <text:p/>
        </draw:line>
        <draw:custom-shape draw:style-name="gr10" draw:text-style-name="P5" draw:layer="layout" svg:width="1.412cm" svg:height="1.159cm" svg:x="1.2cm" svg:y="6.447cm">
          <text:p text:style-name="P1"><text:span text:style-name="T5">Start/stop</text:span></text:p>
          <text:p text:style-name="P1"><text:span text:style-name="T5">tests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382cm" svg:height="0.676cm" svg:x="4.024cm" svg:y="6.447cm">
          <text:p text:style-name="P1"><text:span text:style-name="T7">AudioThreadEvent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412cm" svg:height="0.869cm" svg:x="11.804cm" svg:y="3.839cm">
          <text:p text:style-name="P1"><text:span text:style-name="T9">Parameter</text:span></text:p>
          <text:p text:style-name="P1"><text:span text:style-name="T9">r/w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412cm" svg:height="0.869cm" svg:x="7.922cm" svg:y="3.839cm">
          <text:p text:style-name="P1"><text:span text:style-name="T9">Parameter</text:span></text:p>
          <text:p text:style-name="P1"><text:span text:style-name="T9">r/w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412cm" svg:height="0.869cm" svg:x="7.922cm" svg:y="7.509cm">
          <text:p text:style-name="P1"><text:span text:style-name="T9">Parameter</text:span></text:p>
          <text:p text:style-name="P1"><text:span text:style-name="T9">r/w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794cm" svg:height="2.705cm" svg:x="12.053cm" svg:y="11.952cm">
          <text:p text:style-name="P1"><text:span text:style-name="T1">LevelAnalyser</text:span></text:p>
          <text:p text:style-name="P1"><text:span text:style-name="T2"/></text:p>
          <text:p text:style-name="P1"><text:span text:style-name="T3">Computes the level of </text:span></text:p>
          <text:p text:style-name="P1"><text:span text:style-name="T3">input/output audio stream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794cm" svg:height="2.705cm" svg:x="12.053cm" svg:y="15.236cm">
          <text:p text:style-name="P1"><text:span text:style-name="T1">FFTAnalyser</text:span></text:p>
          <text:p text:style-name="P1"><text:span text:style-name="T2"/></text:p>
          <text:p text:style-name="P1"><text:span text:style-name="T3">Computes the </text:span></text:p>
          <text:p text:style-name="P1"><text:span text:style-name="T3">magnitude spectrum of the</text:span></text:p>
          <text:p text:style-name="P1"><text:span text:style-name="T3">input audio stream.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795cm" svg:height="2.705cm" svg:x="7.376cm" svg:y="11.952cm">
          <text:p text:style-name="P1"><text:span text:style-name="T1">PaStream</text:span></text:p>
          <text:p text:style-name="P1"><text:span text:style-name="T2"/></text:p>
          <text:p text:style-name="P1"><text:span text:style-name="T3">Input/output audio stream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95cm" svg:height="2.705cm" svg:x="7.376cm" svg:y="15.236cm">
          <text:p text:style-name="P1"><text:span text:style-name="T1">TestManager</text:span></text:p>
          <text:p text:style-name="P1"><text:span text:style-name="T2"/></text:p>
          <text:p text:style-name="P1"><text:span text:style-name="T3">Manages all functions related</text:span></text:p>
          <text:p text:style-name="P1"><text:span text:style-name="T3">to ADC test procedures.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794cm" svg:height="2.705cm" svg:x="2.7cm" svg:y="11.952cm">
          <text:p text:style-name="P1"><text:span text:style-name="T1">AudioThread</text:span></text:p>
          <text:p text:style-name="P1"><text:span text:style-name="T2"/></text:p>
          <text:p text:style-name="P1"><text:span text:style-name="T3">Audio devices </text:span></text:p>
          <text:p text:style-name="P1"><text:span text:style-name="T3">calibration thread.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794cm" svg:height="2.705cm" svg:x="2.7cm" svg:y="15.236cm">
          <text:p text:style-name="P1"><text:span text:style-name="T1">AudioTestThread</text:span></text:p>
          <text:p text:style-name="P1"><text:span text:style-name="T2"/></text:p>
          <text:p text:style-name="P1"><text:span text:style-name="T3">Test procedures thread.</text:span></text:p>
          <draw:enhanced-geometry svg:viewBox="0 0 21600 21600" draw:type="rectangle" draw:enhanced-path="M 0 0 L 21600 0 21600 21600 0 21600 0 0 Z N"/>
        </draw:custom-shape>
        <draw:g>
          <draw:line draw:style-name="gr9" draw:text-style-name="P3" draw:layer="layout" svg:x1="16.381cm" svg:y1="5.299cm" svg:x2="16.381cm" svg:y2="13.4cm">
            <text:p/>
          </draw:line>
          <draw:line draw:style-name="gr9" draw:text-style-name="P3" draw:layer="layout" svg:x1="17.308cm" svg:y1="5.314cm" svg:x2="17.308cm" svg:y2="16.589cm">
            <text:p/>
          </draw:line>
          <draw:line draw:style-name="gr17" draw:text-style-name="P3" draw:layer="layout" svg:x1="17.347cm" svg:y1="16.589cm" svg:x2="15.847cm" svg:y2="16.589cm">
            <text:p/>
          </draw:line>
          <draw:line draw:style-name="gr17" draw:text-style-name="P3" draw:layer="layout" svg:x1="15.847cm" svg:y1="13.401cm" svg:x2="16.376cm" svg:y2="13.401cm">
            <text:p/>
          </draw:line>
        </draw:g>
        <draw:custom-shape draw:style-name="gr18" draw:text-style-name="P10" draw:layer="layout" svg:width="1.676cm" svg:height="0.676cm" svg:x="15.671cm" svg:y="16.685cm">
          <text:p text:style-name="P1"><text:span text:style-name="T7">FFTPlotData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676cm" svg:height="0.676cm" svg:x="15.671cm" svg:y="13.401cm">
          <text:p text:style-name="P1"><text:span text:style-name="T7">LevelMetrics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9" draw:text-style-name="P3" draw:layer="layout" svg:x1="12.701cm" svg:y1="17.301cm" svg:x2="12.701cm" svg:y2="21.301cm">
          <text:p/>
        </draw:line>
        <draw:custom-shape draw:style-name="gr20" draw:text-style-name="P12" draw:layer="layout" svg:width="3.8cm" svg:height="6cm" svg:x="3.3cm" svg:y="10.4cm">
          <text:p text:style-name="P11"><text:span text:style-name="T10">Signal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8cm" svg:height="1cm" svg:x="3.8cm" svg:y="11.2cm">
          <text:p text:style-name="P11"><text:span text:style-name="T11">stepped</text:span></text:p>
          <text:p text:style-name="P11"><text:span text:style-name="T11">sine wave modu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8cm" svg:height="1cm" svg:x="3.8cm" svg:y="12.4cm">
          <text:p text:style-name="P11"><text:span text:style-name="T11">single</text:span></text:p>
          <text:p text:style-name="P11"><text:span text:style-name="T11">sine wave modu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cm" svg:height="1cm" svg:x="3.8cm" svg:y="13.6cm">
          <text:p text:style-name="P11"><text:span text:style-name="T11">twin tone</text:span></text:p>
          <text:p text:style-name="P11"><text:span text:style-name="T11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2.8cm" svg:height="1cm" svg:x="3.8cm" svg:y="14.8cm">
          <text:p text:style-name="P11"><text:span text:style-name="T12">random noise</text:span></text:p>
          <text:p text:style-name="P11"><text:span text:style-name="T12">modu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.8cm" svg:height="6cm" svg:x="14cm" svg:y="10.4cm">
          <text:p text:style-name="P11"><text:span text:style-name="T10">Analysi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3cm" svg:height="1cm" svg:x="14.4cm" svg:y="11.2cm">
          <text:p text:style-name="P11"><text:span text:style-name="T11">Frequency response</text:span></text:p>
          <text:p text:style-name="P11"><text:span text:style-name="T11">modu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cm" svg:height="1cm" svg:x="14.4cm" svg:y="12.4cm">
          <text:p text:style-name="P11"><text:span text:style-name="T11">THD+N</text:span></text:p>
          <text:p text:style-name="P11"><text:span text:style-name="T11">modu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cm" svg:height="1cm" svg:x="14.4cm" svg:y="13.6cm">
          <text:p text:style-name="P11"><text:span text:style-name="T11">SNR</text:span></text:p>
          <text:p text:style-name="P11"><text:span text:style-name="T11">modu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cm" svg:height="1cm" svg:x="14.4cm" svg:y="14.8cm">
          <text:p text:style-name="P11"><text:span text:style-name="T11">XTalk</text:span></text:p>
          <text:p text:style-name="P11"><text:span text:style-name="T11">modu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8cm" svg:height="1cm" svg:x="3.3cm" svg:y="17.2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.1cm" svg:y1="16.4cm" svg:x2="5.1cm" svg:y2="17.2cm">
          <text:p/>
        </draw:line>
        <draw:custom-shape draw:style-name="gr27" draw:text-style-name="P17" draw:layer="layout" svg:width="3.8cm" svg:height="1cm" svg:x="3.3cm" svg:y="17.2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8cm" svg:height="1cm" svg:x="3.3cm" svg:y="18.996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.1cm" svg:y1="18.196cm" svg:x2="5.1cm" svg:y2="18.996cm">
          <text:p/>
        </draw:line>
        <draw:custom-shape draw:style-name="gr27" draw:text-style-name="P17" draw:layer="layout" svg:width="3.8cm" svg:height="1cm" svg:x="3.3cm" svg:y="18.996cm">
          <text:p text:style-name="P11"><text:span text:style-name="T11">Playback</text:span></text:p>
          <text:p text:style-name="P11"><text:span text:style-name="T11">Eng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8cm" svg:height="1cm" svg:x="3.3cm" svg:y="20.792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.1cm" svg:y1="19.992cm" svg:x2="5.1cm" svg:y2="20.792cm">
          <text:p/>
        </draw:line>
        <draw:custom-shape draw:style-name="gr27" draw:text-style-name="P17" draw:layer="layout" svg:width="3.8cm" svg:height="1cm" svg:x="3.3cm" svg:y="20.792cm">
          <text:p text:style-name="P11"><text:span text:style-name="T11">Audio Playback </text:span></text:p>
          <text:p text:style-name="P11"><text:span text:style-name="T11">Device dri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8cm" svg:height="1cm" svg:x="3.3cm" svg:y="23.388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.1cm" svg:y1="21.8cm" svg:x2="5.1cm" svg:y2="23.388cm">
          <text:p/>
        </draw:line>
        <draw:custom-shape draw:style-name="gr29" draw:text-style-name="P18" draw:layer="layout" svg:width="3.8cm" svg:height="1cm" svg:x="3.3cm" svg:y="23.388cm">
          <text:p text:style-name="P11"><text:span text:style-name="T11">DAC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5.8cm" svg:y1="17.196cm" svg:x2="15.8cm" svg:y2="16.396cm">
          <text:p/>
        </draw:line>
        <draw:custom-shape draw:style-name="gr30" draw:text-style-name="P19" draw:layer="layout" svg:width="3.8cm" svg:height="1cm" svg:x="14cm" svg:y="17.196cm">
          <text:p text:style-name="P11"><text:span text:style-name="T11">Resul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5.8cm" svg:y1="18.992cm" svg:x2="15.8cm" svg:y2="18.192cm">
          <text:p/>
        </draw:line>
        <draw:custom-shape draw:style-name="gr30" draw:text-style-name="P19" draw:layer="layout" svg:width="3.8cm" svg:height="1cm" svg:x="13.9cm" svg:y="18.992cm">
          <text:p text:style-name="P11"><text:span text:style-name="T11">Recording</text:span></text:p>
          <text:p text:style-name="P11"><text:span text:style-name="T11">Engin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5.8cm" svg:y1="20.788cm" svg:x2="15.8cm" svg:y2="19.988cm">
          <text:p/>
        </draw:line>
        <draw:custom-shape draw:style-name="gr30" draw:text-style-name="P19" draw:layer="layout" svg:width="3.8cm" svg:height="1cm" svg:x="13.9cm" svg:y="20.788cm">
          <text:p text:style-name="P11"><text:span text:style-name="T11">Audio Recording </text:span></text:p>
          <text:p text:style-name="P11"><text:span text:style-name="T11">Device dri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8cm" svg:height="1cm" svg:x="14cm" svg:y="23.384cm">
          <text:p text:style-name="P11"><text:span text:style-name="T11">Test Signal</text:span></text:p>
          <text:p text:style-name="P11"><text:span text:style-name="T11">LPCM Fil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5.8cm" svg:y1="23.384cm" svg:x2="15.8cm" svg:y2="21.796cm">
          <text:p/>
        </draw:line>
        <draw:custom-shape draw:style-name="gr31" draw:text-style-name="P20" draw:layer="layout" svg:width="3.8cm" svg:height="1cm" svg:x="14cm" svg:y="23.384cm">
          <text:p text:style-name="P11"><text:span text:style-name="T11">ADC (DUT)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7.1cm" svg:y1="23.9cm" svg:x2="14cm" svg:y2="23.9cm">
          <text:p/>
        </draw:line>
        <draw:custom-shape draw:style-name="gr33" draw:text-style-name="P19" draw:layer="layout" svg:width="2cm" svg:height="1cm" svg:x="11cm" svg:y="18.392cm">
          <text:p text:style-name="P11"><text:span text:style-name="T11">Level-based</text:span></text:p>
          <text:p text:style-name="P11"><text:span text:style-name="T11">trigger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3cm" svg:y1="19.2cm" svg:x2="13.8cm" svg:y2="19.2cm">
          <text:p/>
        </draw:line>
        <draw:line draw:style-name="gr35" draw:text-style-name="P3" draw:layer="layout" svg:x1="7.1cm" svg:y1="19.8cm" svg:x2="14cm" svg:y2="19.8cm">
          <text:p/>
        </draw:line>
        <draw:custom-shape draw:style-name="gr36" draw:text-style-name="P21" draw:layer="layout" svg:width="5.4cm" svg:height="6.9cm" svg:x="7.9cm" svg:y="10.4cm">
          <text:p text:style-name="P11"><text:span text:style-name="T10">Configuration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3" draw:layer="layout" svg:x1="7.9cm" svg:y1="12.171cm" svg:x2="7.1cm" svg:y2="12.171cm">
          <text:p/>
        </draw:line>
        <draw:line draw:style-name="gr37" draw:text-style-name="P3" draw:layer="layout" svg:x1="13.225cm" svg:y1="12.172cm" svg:x2="14.025cm" svg:y2="12.172cm">
          <text:p/>
        </draw:line>
        <draw:line draw:style-name="gr37" draw:text-style-name="P3" draw:layer="layout" svg:x1="8.3cm" svg:y1="21.3cm" svg:x2="7.1cm" svg:y2="21.3cm">
          <text:p/>
        </draw:line>
        <draw:line draw:style-name="gr37" draw:text-style-name="P3" draw:layer="layout" svg:x1="12.725cm" svg:y1="21.301cm" svg:x2="13.925cm" svg:y2="21.301cm">
          <text:p/>
        </draw:line>
        <draw:line draw:style-name="gr19" draw:text-style-name="P3" draw:layer="layout" svg:x1="8.3cm" svg:y1="17.3cm" svg:x2="8.3cm" svg:y2="21.3cm">
          <text:p/>
        </draw:line>
        <draw:custom-shape draw:style-name="gr38" draw:text-style-name="P23" draw:layer="layout" svg:width="1.8cm" svg:height="2.4cm" svg:x="8.1cm" svg:y="14.7cm">
          <text:p text:style-name="P11"><text:span text:style-name="T10">DAC</text:span></text:p>
          <text:p text:style-name="P22"><text:span text:style-name="T13">- API</text:span></text:p>
          <text:p text:style-name="P22"><text:span text:style-name="T13">- Name</text:span></text:p>
          <text:p text:style-name="P22"><text:span text:style-name="T13">- Rate</text:span></text:p>
          <text:p text:style-name="P22"><text:span text:style-name="T13">- Depth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8cm" svg:height="2.4cm" svg:x="11.3cm" svg:y="14.7cm">
          <text:p text:style-name="P11"><text:span text:style-name="T10">ADC</text:span></text:p>
          <text:p text:style-name="P22"><text:span text:style-name="T13">- API</text:span></text:p>
          <text:p text:style-name="P22"><text:span text:style-name="T13">- Name</text:span></text:p>
          <text:p text:style-name="P22"><text:span text:style-name="T13">- Rate</text:span></text:p>
          <text:p text:style-name="P22"><text:span text:style-name="T13">- Depth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2cm" svg:height="2.4cm" svg:x="8.1cm" svg:y="11.2cm">
          <text:p text:style-name="P11"><text:span text:style-name="T10">Signal</text:span></text:p>
          <text:p text:style-name="P22"><text:span text:style-name="T13">- Type</text:span></text:p>
          <text:p text:style-name="P22"><text:span text:style-name="T13">- Frequency</text:span></text:p>
          <text:p text:style-name="P22"><text:span text:style-name="T13">- Amplitude</text:span></text:p>
          <text:p text:style-name="P22"><text:span text:style-name="T13"/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2cm" svg:height="2.4cm" svg:x="10.9cm" svg:y="11.2cm">
          <text:p text:style-name="P11"><text:span text:style-name="T10">Analyser</text:span></text:p>
          <text:p text:style-name="P22"><text:span text:style-name="T13">- Type</text:span></text:p>
          <text:p text:style-name="P22"><text:span text:style-name="T13">- FFT Size</text:span></text:p>
          <text:p text:style-name="P22"><text:span text:style-name="T13">- Averag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9:45:48.242000000</meta:creation-date>
    <dc:date>2017-06-26T19:08:09.546000000</dc:date>
    <meta:editing-duration>PT12H50M57S</meta:editing-duration>
    <meta:editing-cycles>23</meta:editing-cycles>
    <meta:generator>LibreOffice/5.1.6.2$Windows_x86 LibreOffice_project/07ac168c60a517dba0f0d7bc7540f5afa45f0909</meta:generator>
    <meta:document-statistic meta:object-count="77"/>
  </office:meta>
</office:document-meta>
</file>